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tomic units</text:p>
          </table:table-cell>
          <table:table-cell/>
          <table:table-cell office:value-type="string" calcext:value-type="string">
            <text:p>Si un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x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Nx</text:p>
          </table:table-cell>
          <table:table-cell office:value-type="string" calcext:value-type="string">
            <text:p>SiO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0.715" calcext:value-type="float">
            <text:p>0.715</text:p>
          </table:table-cell>
          <table:table-cell office:value-type="float" office:value="0.48" calcext:value-type="float">
            <text:p>0.48</text:p>
          </table:table-cell>
          <table:table-cell table:formula="of:=6.4605E-049*[.B3]" office:value-type="float" office:value="4.6192575E-049" calcext:value-type="float">
            <text:p>4.6192575E-049</text:p>
          </table:table-cell>
          <table:table-cell table:formula="of:=6.4605E-049*[.C3]" office:value-type="float" office:value="3.10104E-049" calcext:value-type="float">
            <text:p>3.10104E-04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79" calcext:value-type="float">
            <text:p>0.79</text:p>
          </table:table-cell>
          <table:table-cell office:value-type="float" office:value="0.54" calcext:value-type="float">
            <text:p>0.54</text:p>
          </table:table-cell>
          <table:table-cell table:formula="of:=6.4605E-049*[.B4]" office:value-type="float" office:value="5.103795E-049" calcext:value-type="float">
            <text:p>5.103795E-049</text:p>
          </table:table-cell>
          <table:table-cell table:formula="of:=6.4605E-049*[.C4]" office:value-type="float" office:value="3.48867E-049" calcext:value-type="float">
            <text:p>3.48867E-04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.21" calcext:value-type="float">
            <text:p>1.21</text:p>
          </table:table-cell>
          <table:table-cell office:value-type="float" office:value="0.84" calcext:value-type="float">
            <text:p>0.84</text:p>
          </table:table-cell>
          <table:table-cell table:formula="of:=6.4605E-049*[.B5]" office:value-type="float" office:value="7.817205E-049" calcext:value-type="float">
            <text:p>7.817205E-049</text:p>
          </table:table-cell>
          <table:table-cell table:formula="of:=6.4605E-049*[.C5]" office:value-type="float" office:value="5.42682E-049" calcext:value-type="float">
            <text:p>5.42682E-04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.37" calcext:value-type="float">
            <text:p>1.37</text:p>
          </table:table-cell>
          <table:table-cell office:value-type="float" office:value="0.96" calcext:value-type="float">
            <text:p>0.96</text:p>
          </table:table-cell>
          <table:table-cell table:formula="of:=6.4605E-049*[.B6]" office:value-type="float" office:value="8.850885E-049" calcext:value-type="float">
            <text:p>8.850885E-049</text:p>
          </table:table-cell>
          <table:table-cell table:formula="of:=6.4605E-049*[.C6]" office:value-type="float" office:value="6.20208E-049" calcext:value-type="float">
            <text:p>6.20208E-0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well Gregoire</meta:initial-creator>
    <meta:creation-date>2015-12-17T17:26:43.966857456</meta:creation-date>
    <dc:date>2015-12-17T17:34:30.974968872</dc:date>
    <dc:creator>Maxwell Gregoire</dc:creator>
    <meta:editing-duration>P0D</meta:editing-duration>
    <meta:editing-cycles>1</meta:editing-cycles>
    <meta:document-statistic meta:table-count="1" meta:cell-count="26" meta:object-count="0"/>
    <meta:generator>LibreOffice/4.2.8.2$Linux_X86_64 LibreOffice_project/420m0$Build-2</meta:generator>
  </office:meta>
</office:document-meta>
</file>